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umber = clasa abstracta =&gt; nu se poate instantia</text:p>
      <text:p text:style-name="Normal"/>
      <text:p text:style-name="Normal">Colectii</text:p>
      <text:p text:style-name="Normal">-la interviuri, in general se intreaba: cursoare, interfete, equality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ulia</meta:initial-creator>
    <dc:creator>Iulia</dc:creator>
    <meta:creation-date>2018-11-26T17:07:00Z</meta:creation-date>
    <dc:date>2018-11-27T15:01:00Z</dc:date>
    <meta:template xlink:href="Normal" xlink:type="simple"/>
    <meta:editing-cycles>1</meta:editing-cycles>
    <meta:editing-duration>PT77940S</meta:editing-duration>
    <meta:document-statistic meta:page-count="1" meta:paragraph-count="1" meta:word-count="19" meta:character-count="131" meta:row-count="1" meta:non-whitespace-character-count="113"/>
  </office:meta>
</office:document-meta>
</file>